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  <style:font-face style:name="Open Sans" svg:font-family="Open Sans"/>
  </office:font-face-decls>
  <office:automatic-styles>
    <style:style style:name="P1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P2" style:family="paragraph" style:parent-style-name="Standard">
      <style:text-properties style:font-name="Helvetica" fo:font-size="12.0pt" fo:color="#323232" fo:background-color="#ffffff"/>
    </style:style>
    <style:style style:name="P3" style:family="paragraph" style:parent-style-name="Standard">
      <style:text-properties style:font-name="Open Sans" fo:font-size="16.0pt" fo:color="#323232" fo:background-color="#ffffff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Проект «Кто хочет стать миллионером?» </text:p>
      <text:p text:style-name="P1"/>
      <text:p text:style-name="P1">Задача проекта: закрепить навыки работы с библиотекой Pandas</text:p>
      <text:p text:style-name="P1"/>
      <text:p text:style-name="P1">Количество набранных баллов в викторине: 27 из 27</text:p>
      <text:p text:style-name="P1"/>
      <text:p text:style-name="P1">Саморефлексия:</text:p>
      <text:p text:style-name="P2"><text:span text:style-name="T1">1. Какой частью своей работы вы остались особенно довольны?</text:span></text:p>
      <text:p text:style-name="P2"><text:span text:style-name="T1"/></text:p>
      <text:p text:style-name="P2"><text:span text:style-name="T1">2. Что не получилось сделать так, как хотелось? Над чем ещё стоит поработать?</text:span></text:p>
      <text:p text:style-name="P2"><text:span text:style-name="T1"/></text:p>
      <text:p text:style-name="P2"><text:span text:style-name="T1">3. Что интересного и полезного вы узнали в этом модуле?</text:span></text:p>
      <text:p text:style-name="P2"><text:span text:style-name="T1"/></text:p>
      <text:p text:style-name="P2"><text:span text:style-name="T1">4. Что является вашим главным результатом при прохождении этого проекта?</text:span></text:p>
      <text:p text:style-name="P2"><text:span text:style-name="T1"/></text:p>
      <text:p text:style-name="P2"><text:span text:style-name="T1">5. Планируете ли вы менять стратегию изучения последующих модулей?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6</meta:generator>
  </office:meta>
</office:document-meta>
</file>